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2pt" style:text-underline-style="none" style:font-size-asian="10.5pt" style:font-size-complex="12pt"/>
    </style:style>
    <style:style style:name="P2" style:family="paragraph" style:parent-style-name="Standard">
      <style:text-properties fo:font-size="12pt" style:text-underline-style="none" style:font-size-asian="12pt" style:font-size-complex="12pt"/>
    </style:style>
    <style:style style:name="P3" style:family="paragraph" style:parent-style-name="Standard">
      <style:text-properties fo:font-size="12pt" style:text-underline-style="none" fo:font-weight="normal" style:font-size-asian="10.5pt" style:font-weight-asian="normal" style:font-size-complex="12pt" style:font-weight-complex="normal"/>
    </style:style>
    <style:style style:name="P4" style:family="paragraph" style:parent-style-name="Standard" style:list-style-name="L5">
      <style:text-properties fo:font-size="12pt" style:text-underline-style="none" fo:font-weight="normal" style:font-size-asian="10.5pt" style:font-weight-asian="normal" style:font-size-complex="12pt" style:font-weight-complex="normal"/>
    </style:style>
    <style:style style:name="P5" style:family="paragraph" style:parent-style-name="Standard">
      <style:text-properties fo:font-size="12pt" style:text-underline-style="none" fo:font-weight="normal" style:font-size-asian="12pt" style:font-weight-asian="normal" style:font-size-complex="12pt" style:font-weight-complex="normal"/>
    </style:style>
    <style:style style:name="P6" style:family="paragraph" style:parent-style-name="Standard">
      <style:text-properties fo:font-size="14pt" style:text-underline-style="none" style:font-size-asian="14pt" style:font-size-complex="14pt"/>
    </style:style>
    <style:style style:name="P7" style:family="paragraph" style:parent-style-name="Standard">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8" style:family="paragraph" style:parent-style-name="Standard" style:list-style-name="L3"/>
    <style:style style:name="P9" style:family="paragraph" style:parent-style-name="Standard" style:list-style-name="L4"/>
    <style:style style:name="T1" style:family="text">
      <style:text-properties fo:font-size="14pt" style:text-underline-style="solid" style:text-underline-width="auto" style:text-underline-color="font-color" style:font-size-asian="14pt" style:font-size-complex="14pt"/>
    </style:style>
    <style:style style:name="T2" style:family="text">
      <style:text-properties fo:font-size="12pt" style:text-underline-style="none" fo:font-weight="normal" style:font-size-asian="10.5pt" style:font-weight-asian="normal" style:font-size-complex="12pt"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Les operations colorimetriques :</text:span></text:p>
      <text:p text:style-name="P6"/>
      <text:p text:style-name="P6"/>
      <text:p text:style-name="P1"><text:tab/>Cette ensemble d'operations repose sur l'utilisation d'application dans l'espace vectoriel RGBA. Chaque pixel est donc représenté par son vecteur (separation des composante couleur).</text:p>
      <text:p text:style-name="P1"/>
      <text:p text:style-name="P1"><text:tab/>La transformation colorimetrique correspond a la multiplication du vecteur colorimetrique du pixel par la matrice representant l'application.</text:p>
      <text:p text:style-name="P1">Le pixel resultant possede alors ses propres composantes couleurs, qu'il est possible de seuiller de maniere independante.</text:p>
      <text:p text:style-name="P1"/>
      <text:p text:style-name="P1"><text:tab/>Nous avons réaliser le filtre colorimetrique de transformation en niveau de gris. Il est possible d'influer sur les coefficients de la matrice pour definir sa propre transformation.</text:p>
      <text:p text:style-name="P1"/>
      <text:p text:style-name="P1"/>
      <text:p text:style-name="P5"><text:span text:style-name="T1">Le redimensionnement intelligent :</text:span></text:p>
      <text:p text:style-name="P7"/>
      <text:p text:style-name="P3"/>
      <text:p text:style-name="P3"><text:tab/>L'algorithme de redimensionnement intelligent a la faculté de redimensionner une image, sans déformation des objets importants de l'image.</text:p>
      <text:p text:style-name="P3"/>
      <text:p text:style-name="P3"><text:tab/>Cette algorithme represente un probleme complexe en terme de cout. Il repose sur une sequence d'iteration a répéter a chacun des redimensionnement unitaire (agrandissement ou reduction de 1 pixel dans le sens de la hauteur ou de la largeur).</text:p>
      <text:p text:style-name="P3"/>
      <text:p text:style-name="P3">Ces étapes sont :</text:p>
      <text:list xml:id="list520169661" text:style-name="L5">
        <text:list-item>
          <text:list>
            <text:list-item>
              <text:p text:style-name="P4">Calcul du gradient de chacun des points de l'image.</text:p>
            </text:list-item>
            <text:list-item>
              <text:p text:style-name="P4">Recherche du chemin de poids minimal (le poids représentant la somme des gradients des points qui le compose).</text:p>
            </text:list-item>
            <text:list-item>
              <text:p text:style-name="P4">Suppression de ce chemin et calcul de la nouvelle image.</text:p>
            </text:list-item>
          </text:list>
        </text:list-item>
      </text:list>
      <text:p text:style-name="P3"/>
      <text:p text:style-name="P3"><text:tab/>Nous avons effectué un travail important sur les optimisations de l'algorithme, pour obtenir un algorithme efficace, même sur des image de taille considérable.</text:p>
      <text:p text:style-name="P3"/>
      <text:p text:style-name="P3">Dans un premier abord, une structure interne a été réaliser pour le stockage des données.</text:p>
      <text:p text:style-name="P3">Nous avons :</text:p>
      <text:p text:style-name="Standard"><text:span text:style-name="T2"><text:tab/></text:span>Une matrice representé dynamiquement via un systeme de chainage des cellules composants la matrice. Ainsi, chaque nœud possede :</text:p>
      <text:list xml:id="list1645853033" text:style-name="L4">
        <text:list-item>
          <text:list>
            <text:list-item>
              <text:p text:style-name="P9">Un lien direct vers ses voisins (Nord, Sud, Est, Ouest).</text:p>
            </text:list-item>
          </text:list>
        </text:list-item>
      </text:list>
      <text:list xml:id="list328146686" text:style-name="L3">
        <text:list-item>
          <text:list>
            <text:list-item>
              <text:p text:style-name="P8">La couleur du pixel qu'il represente dans l'image.</text:p>
            </text:list-item>
            <text:list-item>
              <text:p text:style-name="P8">La valeur de son gradient.</text:p>
            </text:list-item>
            <text:list-item>
              <text:p text:style-name="P8">La valeur du chemin courant qui passe par ce point en cette position.</text:p>
            </text:list-item>
            <text:list-item>
              <text:p text:style-name="P8">Le point precedant dans le chemin.</text:p>
            </text:list-item>
          </text:list>
        </text:list-item>
      </text:list>
      <text:p text:style-name="Standard">Cette matrice nous permettra de gagner un temps important via la suppression de l'etape de calcul d'une nouvelle image a chaque étape du redimensionnement.</text:p>
      <text:p text:style-name="Standard">Par exemple, pour la suppression de 500 pixels en largeur de l'image, il y'aura 500 calcul de nouvelles images (par recopie des pixels a droite du chemin supprimé).</text:p>
      <text:p text:style-name="Standard">Avec cette solution, seule la dernière image est dessiné par recopie des pixels de la matrice.</text:p>
      <text:p text:style-name="Standard"/>
      <text:p text:style-name="Standard">Cependant une telle solution pose des problemes de rapidité en terme de temps d'accés a une case en particulier de la matrice, qui est une cause direct des indirections. Ce probleme se retrouve <text:soft-page-break/>finalement resolus via la mise en place de deux index. Un sur les lignes et un sur les colonnes, pointant respectivement vers la premiere cellule de la ligne ou colonne correspondante.</text:p>
      <text:p text:style-name="Standard"/>
      <text:p text:style-name="Standard">Nous utilisons le paradigme de programmation dynamique pour ne pas avoir a refaire certains calcul. On a donc une étape d'initialisation des données, puis des optimisations apparaitront sur la maintenance de ces structures.</text:p>
      <text:p text:style-name="Standard"><text:span text:style-name="T2"/></text:p>
      <text:p text:style-name="Standard"><text:span text:style-name="T2">La mise a jour du gradient et des chemins a été optimisé, de maniere a ne pas recalculer des valeurs qui de toute evidence ne seront pas modifé par une etape du redimensionnement.</text:span></text:p>
      <text:p text:style-name="P3">En effet lors de la suppression d'un chemin, le gradient des voisins directs de chacun des points le composant se trouve modifé.</text:p>
      <text:p text:style-name="P3">De cette facon, la complexite de mise à jour des gradients de l'image lors de l'ajout où supression <text:s/>d'un chemin se trouve fortement diminué.</text:p>
      <text:p text:style-name="P3">Le calcul du gradient est effectué via l'application de deux matrices de convolution calculant le gradient partiel selon l'axe des abscisses et des ordonnées.</text:p>
      <text:p text:style-name="P3">Le gradient final d'un point est obtenu par la racine carré de la somme des deux gradients partiels élevé au carré. La encore, nous utiliserons la valeur du gradient au carré, pour éviter le calcul de racine carré.</text:p>
      <text:p text:style-name="P3"/>
      <text:p text:style-name="P3">La derniere etape est la mise a jour des plus court chemins de l'image. Sachant que pour deux colonnes ou lignes adjacentes les points appartenant a un chemin commun son voisins, il est possible de reduire la zonne d'étude pour la mise a jour des chemins. L'astuce consiste a consideré le maximum de changement induit par la modification du gradient d'un point. On constate que les modifications engendré se trouve dans un cone dont le sommet est le point modifié.</text:p>
      <text:p text:style-name="P3"/>
      <text:p text:style-name="P3"/>
      <text:p text:style-name="P5"><text:span text:style-name="T1">L'architecture de l'application :</text:span></text:p>
      <text:p text:style-name="P3"/>
      <text:p text:style-name="P3"/>
      <text:p text:style-name="P3">Notre application a été réalisé en C++ sur la base de la librairie Qt. Ainsi, tout s'oriente autour de l'interface graphique qui a été la plus grosse partie de notre travail. Les actions sur les images executent des operations. Il en existe de plusieurs sorte : Les operation affines, de convolution, de colorimetries, algebrique.</text:p>
      <text:p text:style-name="P3">Nous avons mis en place un composant central qui regroupe un gestionnaire d'outils, une liste de vues. Les outils permettent de controler et configurer les oper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1-26T14:19:25</meta:creation-date>
    <dc:date>2012-01-26T16:18:22</dc:date>
    <meta:editing-duration>PT1H58M57S</meta:editing-duration>
    <meta:editing-cycles>21</meta:editing-cycles>
    <meta:generator>LibreOffice/3.3$Unix LibreOffice_project/330m19$Build-401</meta:generator>
    <meta:document-statistic meta:table-count="0" meta:image-count="0" meta:object-count="0" meta:page-count="2" meta:paragraph-count="35" meta:word-count="770" meta:character-count="4771"/>
  </office:meta>
</office:document-meta>
</file>